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6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" style:family="table-cell" style:parent-style-name="Porcentagem" style:data-style-name="N14">
      <style:table-cell-properties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22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Porcentagem" style:data-style-name="N1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Porcentagem" style:data-style-name="N1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9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32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35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0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4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7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62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fo:wrap-option="wrap" fo:background-color="#FFFFFF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middle" fo:background-color="transparent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9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0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1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2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6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7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8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9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F2F2F2" style:vertical-align="middle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7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4" style:family="table-cell" style:parent-style-name="Porcentagem" style:data-style-name="N14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5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6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4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4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0.370416666666667cm"/>
    </style:style>
    <style:style style:name="co18" style:family="table-column">
      <style:table-column-properties fo:break-before="auto" style:column-width="3.095625cm"/>
    </style:style>
    <style:style style:name="co19" style:family="table-column">
      <style:table-column-properties fo:break-before="auto" style:column-width="3.254375cm"/>
    </style:style>
    <style:style style:name="co20" style:family="table-column">
      <style:table-column-properties fo:break-before="auto" style:column-width="3.06916666666667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2.4870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20.2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5.2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5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NÃO&quot;" style:apply-style-name="cf1"/>
      <style:map style:condition="of:cell-content()=[.$F$13]" style:apply-style-name="cf2" style:base-cell-address="CAL_PPR_TRIMESTRAL.F13"/>
    </style:style>
    <style:style style:name="ce1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[.$F$13]" style:apply-style-name="cf2" style:base-cell-address="CAL_PPR_TRIMESTRAL.F13"/>
    </style:style>
    <style:style style:name="ce1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F$13]" style:apply-style-name="cf2" style:base-cell-address="CAL_PPR_TRIMESTRAL.B19"/>
    </style:style>
    <style:style style:name="ce1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F$13]" style:apply-style-name="cf2" style:base-cell-address="CAL_PPR_TRIMESTRAL.B19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5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92"/>
        <table:table-column table:style-name="co14" table:default-cell-style-name="ce33"/>
        <table:table-column table:style-name="co15" table:default-cell-style-name="ce33"/>
        <table:table-column table:style-name="co16" table:number-columns-repeated="16368" table:default-cell-style-name="ce33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1">
            <text:p>Simulador Mensal 2016</text:p>
          </table:table-cell>
          <table:table-cell table:number-columns-repeated="3" table:style-name="ce32"/>
          <table:table-cell table:number-columns-repeated="3" table:style-name="ce33"/>
          <table:table-cell table:style-name="ce33">
            <draw:frame draw:z-index="6" draw:id="id5" draw:style-name="a25" draw:name="CaixaDeTexto 6" svg:x="3.44712in" svg:y="0.16667in" svg:width="2.60497in" svg:height="0.58616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style-name="ce33">
            <draw:custom-shape svg:x="0.04167in" svg:y="0.16667in" svg:width="2.375in" svg:height="0.8344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3" table:style-name="ce33"/>
          <table:table-cell table:style-name="ce92"/>
          <table:table-cell table:number-columns-repeated="16370"/>
        </table:table-row>
        <table:table-row table:style-name="ro2">
          <table:table-cell/>
          <table:table-cell office:value-type="string" table:style-name="ce34">
            <text:p>LÍDER DE VENDAS EM PDV</text:p>
            <draw:frame draw:z-index="2" draw:id="id1" draw:style-name="a8" draw:name="CaixaDeTexto 2" svg:x="2.51042in" svg:y="0.14662in" svg:width="2.46875in" svg:height="0.60338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5in" svg:y="0.16667in" svg:width="2.51042in" svg:height="0.812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33"/>
          <table:table-cell table:style-name="ce9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5">
            <text:p>Simulador do RESULTADO ÚNICO DE PSF</text:p>
          </table:table-cell>
          <table:table-cell table:number-columns-repeated="6" table:style-name="ce33"/>
          <table:table-cell office:value-type="string" table:style-name="ce35">
            <text:p>Simulador de Vendas e PSF</text:p>
          </table:table-cell>
          <table:table-cell table:number-columns-repeated="4" table:style-name="ce33"/>
          <table:table-cell table:style-name="ce92"/>
          <table:table-cell table:number-columns-repeated="16370"/>
        </table:table-row>
        <table:table-row table:style-name="ro4">
          <table:table-cell/>
          <table:table-cell office:value-type="string" table:style-name="ce36">
            <text:p><text:s/>Indicador</text:p>
          </table:table-cell>
          <table:table-cell office:value-type="string" table:number-columns-spanned="2" table:number-rows-spanned="1" table:style-name="ce144">
            <text:p>Resultado no mês</text:p>
          </table:table-cell>
          <table:covered-table-cell/>
          <table:table-cell office:value-type="string" table:style-name="ce37">
            <text:p>Pesos</text:p>
          </table:table-cell>
          <table:table-cell office:value-type="string" table:number-columns-spanned="2" table:number-rows-spanned="1" table:style-name="ce145">
            <text:p>Cálculo do Resultado</text:p>
          </table:table-cell>
          <table:covered-table-cell/>
          <table:table-cell table:style-name="ce33"/>
          <table:table-cell office:value-type="string" table:style-name="ce36">
            <text:p>Indicador</text:p>
          </table:table-cell>
          <table:table-cell office:value-type="string" table:style-name="ce38">
            <text:p>Pesos</text:p>
          </table:table-cell>
          <table:table-cell office:value-type="string" table:number-columns-spanned="2" table:number-rows-spanned="1" table:style-name="ce146">
            <text:p>Resultados</text:p>
          </table:table-cell>
          <table:covered-table-cell/>
          <table:table-cell table:style-name="ce36"/>
          <table:table-cell office:value-type="string" table:style-name="ce93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">
            <text:p>Ativação Cartão Marisa PL e Itaú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=</text:p>
          </table:table-cell>
          <table:table-cell office:value-type="float" office:value="0" table:formula="of:=IF([.C7]&gt;120%;120%*[.E7];[.C7]*[.E7])" table:style-name="ce88">
            <text:p>0,00</text:p>
          </table:table-cell>
          <table:table-cell table:style-name="ce33"/>
          <table:table-cell office:value-type="string" table:style-name="ce39">
            <text:p>Vendas Varejo</text:p>
          </table:table-cell>
          <table:table-cell office:value-type="percentage" office:value="0.35" table:style-name="ce40">
            <text:p>35%</text:p>
          </table:table-cell>
          <table:table-cell office:value-type="string" table:style-name="ce41">
            <text:p>x</text:p>
          </table:table-cell>
          <table:table-cell office:value-type="float" office:value="0" table:style-name="ce97">
            <text:p>0,00</text:p>
          </table:table-cell>
          <table:table-cell office:value-type="string" table:style-name="ce42">
            <text:p>=</text:p>
          </table:table-cell>
          <table:table-cell office:value-type="float" office:value="0" table:formula="of:=+[.J7]*[.L7]" table:style-name="ce86">
            <text:p>0,00</text:p>
            <draw:custom-shape svg:width="1.05142in" svg:height="1.4072in" draw:z-index="3" draw:id="id2" draw:style-name="a11" draw:transform="translate(-0.52571in -0.7036in) rotate(-1.5708) translate(1.62973in 0.74446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5">
            <text:p>Participação do cartão %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20" table:style-name="ce8">
            <text:p>20</text:p>
          </table:table-cell>
          <table:table-cell office:value-type="string" table:style-name="ce7">
            <text:p>=</text:p>
          </table:table-cell>
          <table:table-cell office:value-type="float" office:value="0" table:formula="of:=IF([.C8]&gt;120%;120%*[.E8];[.C8]*[.E8])" table:style-name="ce89">
            <text:p>0,00</text:p>
          </table:table-cell>
          <table:table-cell table:style-name="ce33"/>
          <table:table-cell office:value-type="string" table:style-name="ce43">
            <text:p><text:s/>PSF</text:p>
          </table:table-cell>
          <table:table-cell office:value-type="percentage" office:value="0.65" table:style-name="ce44">
            <text:p>65%</text:p>
          </table:table-cell>
          <table:table-cell office:value-type="string" table:style-name="ce45">
            <text:p>x</text:p>
          </table:table-cell>
          <table:table-cell office:value-type="float" office:value="0" table:formula="of:=+[.G15]" table:style-name="ce46">
            <text:p>0,00</text:p>
          </table:table-cell>
          <table:table-cell office:value-type="string" table:style-name="ce47">
            <text:p>=</text:p>
          </table:table-cell>
          <table:table-cell office:value-type="float" office:value="0" table:formula="of:=+[.J8]*[.L8]" table:style-name="ce87">
            <text:p>0,00</text:p>
          </table:table-cell>
          <table:table-cell table:style-name="ce33">
            <draw:frame draw:z-index="4" draw:id="id3" draw:style-name="a16" draw:name="CaixaDeTexto 4" svg:x="0.17708in" svg:y="0.03125in" svg:width="1.03125in" svg:height="1.38355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">
            <text:p>Vendas com Juros PL e Itaú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=</text:p>
          </table:table-cell>
          <table:table-cell office:value-type="float" office:value="0" table:formula="of:=IF([.C9]&gt;120%;120%*[.E9];[.C9]*[.E9])" table:style-name="ce88">
            <text:p>0,00</text:p>
          </table:table-cell>
          <table:table-cell table:style-name="ce33"/>
          <table:table-cell office:value-type="string" table:style-name="ce48">
            <text:p>Resultado para cálculo</text:p>
          </table:table-cell>
          <table:table-cell table:number-columns-repeated="2" table:style-name="ce49"/>
          <table:table-cell table:style-name="ce50"/>
          <table:table-cell table:style-name="ce51"/>
          <table:table-cell office:value-type="float" office:value="0" table:formula="of:=SUM([.N7:.N8])" table:style-name="ce52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5">
            <text:p>Empréstimo Pessoal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15" table:style-name="ce8">
            <text:p>15</text:p>
          </table:table-cell>
          <table:table-cell office:value-type="string" table:style-name="ce7">
            <text:p>=</text:p>
          </table:table-cell>
          <table:table-cell office:value-type="float" office:value="0" table:formula="of:=IF([.C10]&gt;120%;120%*[.E10];[.C10]*[.E10])" table:style-name="ce89">
            <text:p>0,00</text:p>
          </table:table-cell>
          <table:table-cell table:style-name="ce33"/>
          <table:table-cell office:value-type="string" table:style-name="ce53">
            <text:p>Percentual a considerar na escala de % de atingimento</text:p>
          </table:table-cell>
          <table:table-cell table:number-columns-repeated="2" table:style-name="ce54"/>
          <table:table-cell table:style-name="ce55"/>
          <table:table-cell table:style-name="ce56"/>
          <table:table-cell office:value-type="percentage" office:value="0" table:formula="of:=IF([.N9]&gt;120;120%;IF([.N9]&gt;100;[.N9]/100;VLOOKUP([.N9];[.$B$46:.$D$50];3;TRUE)))" table:style-name="ce57">
            <text:p>0,00%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">
            <text:p>Compra Certa e Compra Tranquila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=</text:p>
          </table:table-cell>
          <table:table-cell office:value-type="float" office:value="0" table:formula="of:=IF([.C11]&gt;120%;120%*[.E11];[.C11]*[.E11])" table:style-name="ce88">
            <text:p>0,00</text:p>
          </table:table-cell>
          <table:table-cell table:style-name="ce33"/>
          <table:table-cell office:value-type="string" table:style-name="ce58">
            <text:p>Valor em 100% de atingimento ponderado da meta</text:p>
          </table:table-cell>
          <table:table-cell table:number-columns-repeated="2" table:style-name="ce59"/>
          <table:table-cell table:style-name="ce60"/>
          <table:table-cell table:style-name="ce61"/>
          <table:table-cell office:value-type="float" office:value="252" table:style-name="ce62">
            <text:p>252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5">
            <text:p>Tombamento Cartão Marisa Itaucard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12" table:style-name="ce8">
            <text:p>12</text:p>
          </table:table-cell>
          <table:table-cell office:value-type="string" table:style-name="ce7">
            <text:p>=</text:p>
          </table:table-cell>
          <table:table-cell office:value-type="float" office:value="0" table:formula="of:=IF([.C12]&gt;120%;120%*[.E12];[.C12]*[.E12])" table:style-name="ce89">
            <text:p>0,00</text:p>
          </table:table-cell>
          <table:table-cell table:style-name="ce33"/>
          <table:table-cell office:value-type="string" table:number-columns-spanned="5" table:number-rows-spanned="1" table:style-name="ce103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94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">
            <text:p>Parcelamento de Fatura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=</text:p>
          </table:table-cell>
          <table:table-cell office:value-type="float" office:value="0" table:formula="of:=IF([.C13]&gt;120%;120%*[.E13];[.C13]*[.E13])" table:style-name="ce88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5">
            <text:p>Cartão Adicional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6" table:style-name="ce8">
            <text:p>6</text:p>
          </table:table-cell>
          <table:table-cell office:value-type="string" table:style-name="ce7">
            <text:p>=</text:p>
          </table:table-cell>
          <table:table-cell office:value-type="float" office:value="0" table:formula="of:=IF([.C14]&gt;120%;120%*[.E14];[.C14]*[.E14])" table:style-name="ce89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64">
            <text:p>Resultado PSF no mês</text:p>
          </table:table-cell>
          <table:table-cell table:number-columns-repeated="2" table:style-name="ce65"/>
          <table:table-cell table:style-name="ce66"/>
          <table:table-cell table:style-name="ce67"/>
          <table:table-cell office:value-type="float" office:value="0" table:formula="of:=SUM([.G7:.G14])" table:style-name="ce52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1">
          <table:table-cell/>
          <table:table-cell table:number-columns-repeated="7" table:style-name="ce33"/>
          <table:table-cell table:number-columns-repeated="5" table:style-name="ce68"/>
          <table:table-cell table:style-name="ce69"/>
          <table:table-cell table:number-columns-repeated="16370"/>
        </table:table-row>
        <table:table-row table:style-name="ro3">
          <table:table-cell table:number-columns-repeated="13" table:style-name="ce33"/>
          <table:table-cell table:number-columns-repeated="16371"/>
        </table:table-row>
        <table:table-row table:style-name="ro3">
          <table:table-cell table:number-columns-repeated="6" table:style-name="ce70"/>
          <table:table-cell table:number-columns-repeated="16378"/>
        </table:table-row>
        <table:table-row table:style-name="ro3">
          <table:table-cell table:style-name="ce70"/>
          <table:table-cell table:style-name="ce71"/>
          <table:table-cell table:style-name="ce72"/>
          <table:table-cell table:style-name="ce73"/>
          <table:table-cell table:number-columns-repeated="2" table:style-name="ce70"/>
          <table:table-cell table:number-columns-repeated="16378"/>
        </table:table-row>
        <table:table-row table:style-name="ro3">
          <table:table-cell table:style-name="ce70"/>
          <table:table-cell table:style-name="ce9"/>
          <table:table-cell table:style-name="ce10"/>
          <table:table-cell table:number-columns-repeated="3" table:style-name="ce70"/>
          <table:table-cell table:number-columns-repeated="16378"/>
        </table:table-row>
        <table:table-row table:number-rows-repeated="2" table:style-name="ro3">
          <table:table-cell table:number-columns-repeated="6" table:style-name="ce70"/>
          <table:table-cell table:number-columns-repeated="16378"/>
        </table:table-row>
        <table:table-row table:style-name="ro3">
          <table:table-cell table:number-columns-repeated="13" table:style-name="ce33"/>
          <table:table-cell table:number-columns-repeated="16371"/>
        </table:table-row>
        <table:table-row table:style-name="ro3">
          <table:table-cell table:style-name="ce33"/>
          <table:table-cell table:style-name="ce74"/>
          <table:table-cell table:number-columns-repeated="11" table:style-name="ce33"/>
          <table:table-cell table:number-columns-repeated="16371"/>
        </table:table-row>
        <table:table-row table:number-rows-repeated="8" table:style-name="ro3">
          <table:table-cell table:number-columns-repeated="13" table:style-name="ce33"/>
          <table:table-cell table:number-columns-repeated="16371"/>
        </table:table-row>
        <table:table-row table:number-rows-repeated="5"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number-columns-repeated="6" table:style-name="ce33"/>
          <table:table-cell table:style-name="ce33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5" table:style-name="ce33"/>
          <table:table-cell table:style-name="ce92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style-name="ce75"/>
          <table:table-cell table:number-columns-repeated="11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 table:style-name="ce78"/>
          <table:table-cell office:value-type="string" table:style-name="ce76">
            <text:p>Tabela % prêmio por atingimento</text:p>
          </table:table-cell>
          <table:table-cell table:number-columns-repeated="2" table:style-name="ce77"/>
          <table:table-cell table:number-columns-repeated="3" table:style-name="ce78"/>
          <table:table-cell table:style-name="ce78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5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string" table:style-name="ce79">
            <text:p>De</text:p>
          </table:table-cell>
          <table:table-cell office:value-type="string" table:style-name="ce79">
            <text:p>Até</text:p>
          </table:table-cell>
          <table:table-cell office:value-type="string" table:style-name="ce79">
            <text:p>% <text:s/>prêmio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83"/>
          <table:table-cell office:value-type="float" office:value="0" table:style-name="ce80">
            <text:p><text:s/>-<text:s text:c="3"/></text:p>
          </table:table-cell>
          <table:table-cell office:value-type="float" office:value="89.99" table:style-name="ce81">
            <text:p><text:s/>89,99<text:s/></text:p>
          </table:table-cell>
          <table:table-cell office:value-type="percentage" office:value="0" table:style-name="ce82">
            <text:p>0,00%</text:p>
          </table:table-cell>
          <table:table-cell table:number-columns-repeated="3" table:style-name="ce78"/>
          <table:table-cell table:number-columns-repeated="6" table:style-name="ce83"/>
          <table:table-cell table:style-name="ce96"/>
          <table:table-cell table:number-columns-repeated="16370" table:style-name="ce83"/>
        </table:table-row>
        <table:table-row table:style-name="ro3">
          <table:table-cell table:style-name="ce83"/>
          <table:table-cell office:value-type="float" office:value="90" table:style-name="ce81">
            <text:p><text:s/>90,00<text:s/></text:p>
          </table:table-cell>
          <table:table-cell office:value-type="float" office:value="94.99" table:style-name="ce81">
            <text:p><text:s/>94,99<text:s/></text:p>
          </table:table-cell>
          <table:table-cell office:value-type="percentage" office:value="0" table:style-name="ce82">
            <text:p>0,00%</text:p>
          </table:table-cell>
          <table:table-cell table:number-columns-repeated="3" table:style-name="ce78"/>
          <table:table-cell table:number-columns-repeated="6" table:style-name="ce83"/>
          <table:table-cell table:style-name="ce96"/>
          <table:table-cell table:number-columns-repeated="16370" table:style-name="ce83"/>
        </table:table-row>
        <table:table-row table:style-name="ro3">
          <table:table-cell table:style-name="ce78"/>
          <table:table-cell office:value-type="float" office:value="95" table:style-name="ce81">
            <text:p><text:s/>95,00<text:s/></text:p>
          </table:table-cell>
          <table:table-cell office:value-type="float" office:value="98" table:style-name="ce81">
            <text:p><text:s/>98,00<text:s/></text:p>
          </table:table-cell>
          <table:table-cell office:value-type="percentage" office:value="0.5" table:style-name="ce82">
            <text:p>50,00%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98.01" table:style-name="ce81">
            <text:p><text:s/>98,01<text:s/></text:p>
          </table:table-cell>
          <table:table-cell office:value-type="float" office:value="99.59" table:style-name="ce81">
            <text:p><text:s/>99,59<text:s/></text:p>
          </table:table-cell>
          <table:table-cell office:value-type="percentage" office:value="0.5" table:style-name="ce82">
            <text:p>50,00%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99.6" table:style-name="ce81">
            <text:p><text:s/>99,60<text:s/></text:p>
          </table:table-cell>
          <table:table-cell office:value-type="float" office:value="100.01" table:style-name="ce81">
            <text:p><text:s/>100,01<text:s/></text:p>
          </table:table-cell>
          <table:table-cell office:value-type="percentage" office:value="1" table:style-name="ce82">
            <text:p>100,00%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100.02" table:style-name="ce81">
            <text:p><text:s/>100,02<text:s/></text:p>
          </table:table-cell>
          <table:table-cell office:value-type="float" office:value="120" table:style-name="ce81">
            <text:p><text:s/>120,00<text:s/></text:p>
          </table:table-cell>
          <table:table-cell office:value-type="string" table:style-name="ce85">
            <text:p><text:s/>= ao % atingido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string" table:number-columns-spanned="2" table:number-rows-spanned="1" table:style-name="ce98">
            <text:p>a partir de 120%</text:p>
          </table:table-cell>
          <table:covered-table-cell/>
          <table:table-cell office:value-type="percentage" office:value="1.2" table:style-name="ce85">
            <text:p>120%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table:number-columns-repeated="3" table:style-name="ce78"/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table:number-columns-repeated="12" table:style-name="ce78"/>
          <table:table-cell table:style-name="ce95"/>
          <table:table-cell table:number-columns-repeated="16370" table:style-name="ce78"/>
        </table:table-row>
        <table:table-row table:number-rows-repeated="1048522" table:style-name="ro1">
          <table:table-cell table:number-columns-repeated="16384"/>
        </table:table-row>
      </table:table>
      <table:table table:name="MÊS_2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5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92"/>
        <table:table-column table:style-name="co14" table:default-cell-style-name="ce33"/>
        <table:table-column table:style-name="co15" table:default-cell-style-name="ce33"/>
        <table:table-column table:style-name="co16" table:number-columns-repeated="16368" table:default-cell-style-name="ce33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1">
            <text:p>Simulador Mensal 2016</text:p>
          </table:table-cell>
          <table:table-cell table:number-columns-repeated="3" table:style-name="ce32"/>
          <table:table-cell table:number-columns-repeated="3" table:style-name="ce33"/>
          <table:table-cell table:style-name="ce33">
            <draw:frame draw:z-index="6" draw:id="id13" draw:style-name="a57" draw:name="CaixaDeTexto 6" svg:x="3.44712in" svg:y="0.16667in" svg:width="2.60497in" svg:height="0.58616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style-name="ce33">
            <draw:custom-shape svg:x="0.04167in" svg:y="0.16667in" svg:width="2.375in" svg:height="0.8344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3" table:style-name="ce33"/>
          <table:table-cell table:style-name="ce92"/>
          <table:table-cell table:number-columns-repeated="16370"/>
        </table:table-row>
        <table:table-row table:style-name="ro2">
          <table:table-cell/>
          <table:table-cell office:value-type="string" table:style-name="ce34">
            <text:p>LÍDER DE VENDAS EM PDV</text:p>
            <draw:frame draw:z-index="2" draw:id="id9" draw:style-name="a40" draw:name="CaixaDeTexto 2" svg:x="2.51042in" svg:y="0.14662in" svg:width="2.46875in" svg:height="0.60338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in" svg:y="0.16667in" svg:width="2.51042in" svg:height="0.812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33"/>
          <table:table-cell table:style-name="ce9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5">
            <text:p>Simulador do RESULTADO ÚNICO DE PSF</text:p>
          </table:table-cell>
          <table:table-cell table:number-columns-repeated="6" table:style-name="ce33"/>
          <table:table-cell office:value-type="string" table:style-name="ce35">
            <text:p>Simulador de Vendas e PSF</text:p>
          </table:table-cell>
          <table:table-cell table:number-columns-repeated="4" table:style-name="ce33"/>
          <table:table-cell table:style-name="ce92"/>
          <table:table-cell table:number-columns-repeated="16370"/>
        </table:table-row>
        <table:table-row table:style-name="ro4">
          <table:table-cell/>
          <table:table-cell office:value-type="string" table:style-name="ce36">
            <text:p><text:s/>Indicador</text:p>
          </table:table-cell>
          <table:table-cell office:value-type="string" table:number-columns-spanned="2" table:number-rows-spanned="1" table:style-name="ce144">
            <text:p>Resultado no mês</text:p>
          </table:table-cell>
          <table:covered-table-cell/>
          <table:table-cell office:value-type="string" table:style-name="ce37">
            <text:p>Pesos</text:p>
          </table:table-cell>
          <table:table-cell office:value-type="string" table:number-columns-spanned="2" table:number-rows-spanned="1" table:style-name="ce145">
            <text:p>Cálculo do Resultado</text:p>
          </table:table-cell>
          <table:covered-table-cell/>
          <table:table-cell table:style-name="ce33"/>
          <table:table-cell office:value-type="string" table:style-name="ce36">
            <text:p>Indicador</text:p>
          </table:table-cell>
          <table:table-cell office:value-type="string" table:style-name="ce38">
            <text:p>Pesos</text:p>
          </table:table-cell>
          <table:table-cell office:value-type="string" table:number-columns-spanned="2" table:number-rows-spanned="1" table:style-name="ce146">
            <text:p>Resultados</text:p>
          </table:table-cell>
          <table:covered-table-cell/>
          <table:table-cell table:style-name="ce36"/>
          <table:table-cell office:value-type="string" table:style-name="ce93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">
            <text:p>Ativação Cartão Marisa PL e Itaú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=</text:p>
          </table:table-cell>
          <table:table-cell office:value-type="float" office:value="0" table:formula="of:=IF([.C7]&gt;120%;120%*[.E7];[.C7]*[.E7])" table:style-name="ce88">
            <text:p>0,00</text:p>
          </table:table-cell>
          <table:table-cell table:style-name="ce33"/>
          <table:table-cell office:value-type="string" table:style-name="ce39">
            <text:p>Vendas Varejo</text:p>
          </table:table-cell>
          <table:table-cell office:value-type="percentage" office:value="0.35" table:style-name="ce40">
            <text:p>35%</text:p>
          </table:table-cell>
          <table:table-cell office:value-type="string" table:style-name="ce41">
            <text:p>x</text:p>
          </table:table-cell>
          <table:table-cell office:value-type="float" office:value="0" table:style-name="ce97">
            <text:p>0,00</text:p>
          </table:table-cell>
          <table:table-cell office:value-type="string" table:style-name="ce42">
            <text:p>=</text:p>
          </table:table-cell>
          <table:table-cell office:value-type="float" office:value="0" table:formula="of:=+[.J7]*[.L7]" table:style-name="ce86">
            <text:p>0,00</text:p>
            <draw:custom-shape svg:width="1.05142in" svg:height="1.4072in" draw:z-index="3" draw:id="id10" draw:style-name="a43" draw:transform="translate(-0.52571in -0.7036in) rotate(-1.5708) translate(1.62973in 0.74446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5">
            <text:p>Participação do cartão %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20" table:style-name="ce8">
            <text:p>20</text:p>
          </table:table-cell>
          <table:table-cell office:value-type="string" table:style-name="ce7">
            <text:p>=</text:p>
          </table:table-cell>
          <table:table-cell office:value-type="float" office:value="0" table:formula="of:=IF([.C8]&gt;120%;120%*[.E8];[.C8]*[.E8])" table:style-name="ce89">
            <text:p>0,00</text:p>
          </table:table-cell>
          <table:table-cell table:style-name="ce33"/>
          <table:table-cell office:value-type="string" table:style-name="ce43">
            <text:p><text:s/>PSF</text:p>
          </table:table-cell>
          <table:table-cell office:value-type="percentage" office:value="0.65" table:style-name="ce44">
            <text:p>65%</text:p>
          </table:table-cell>
          <table:table-cell office:value-type="string" table:style-name="ce45">
            <text:p>x</text:p>
          </table:table-cell>
          <table:table-cell office:value-type="float" office:value="0" table:formula="of:=+[.G15]" table:style-name="ce46">
            <text:p>0,00</text:p>
          </table:table-cell>
          <table:table-cell office:value-type="string" table:style-name="ce47">
            <text:p>=</text:p>
          </table:table-cell>
          <table:table-cell office:value-type="float" office:value="0" table:formula="of:=+[.J8]*[.L8]" table:style-name="ce87">
            <text:p>0,00</text:p>
          </table:table-cell>
          <table:table-cell table:style-name="ce33">
            <draw:frame draw:z-index="4" draw:id="id11" draw:style-name="a48" draw:name="CaixaDeTexto 4" svg:x="0.17708in" svg:y="0.03125in" svg:width="1.03125in" svg:height="1.38355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">
            <text:p>Vendas com Juros PL e Itaú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=</text:p>
          </table:table-cell>
          <table:table-cell office:value-type="float" office:value="0" table:formula="of:=IF([.C9]&gt;120%;120%*[.E9];[.C9]*[.E9])" table:style-name="ce88">
            <text:p>0,00</text:p>
          </table:table-cell>
          <table:table-cell table:style-name="ce33"/>
          <table:table-cell office:value-type="string" table:style-name="ce48">
            <text:p>Resultado para cálculo</text:p>
          </table:table-cell>
          <table:table-cell table:number-columns-repeated="2" table:style-name="ce49"/>
          <table:table-cell table:style-name="ce50"/>
          <table:table-cell table:style-name="ce51"/>
          <table:table-cell office:value-type="float" office:value="0" table:formula="of:=SUM([.N7:.N8])" table:style-name="ce52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5">
            <text:p>Empréstimo Pessoal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15" table:style-name="ce8">
            <text:p>15</text:p>
          </table:table-cell>
          <table:table-cell office:value-type="string" table:style-name="ce7">
            <text:p>=</text:p>
          </table:table-cell>
          <table:table-cell office:value-type="float" office:value="0" table:formula="of:=IF([.C10]&gt;120%;120%*[.E10];[.C10]*[.E10])" table:style-name="ce89">
            <text:p>0,00</text:p>
          </table:table-cell>
          <table:table-cell table:style-name="ce33"/>
          <table:table-cell office:value-type="string" table:style-name="ce53">
            <text:p>Percentual a considerar na escala de % de atingimento</text:p>
          </table:table-cell>
          <table:table-cell table:number-columns-repeated="2" table:style-name="ce54"/>
          <table:table-cell table:style-name="ce55"/>
          <table:table-cell table:style-name="ce56"/>
          <table:table-cell office:value-type="percentage" office:value="0" table:formula="of:=IF([.N9]&gt;120;120%;IF([.N9]&gt;100;[.N9]/100;VLOOKUP([.N9];[.$B$46:.$D$50];3;TRUE)))" table:style-name="ce57">
            <text:p>0,00%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">
            <text:p>Compra Certa e Compra Tranquila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=</text:p>
          </table:table-cell>
          <table:table-cell office:value-type="float" office:value="0" table:formula="of:=IF([.C11]&gt;120%;120%*[.E11];[.C11]*[.E11])" table:style-name="ce88">
            <text:p>0,00</text:p>
          </table:table-cell>
          <table:table-cell table:style-name="ce33"/>
          <table:table-cell office:value-type="string" table:style-name="ce58">
            <text:p>Valor em 100% de atingimento ponderado da meta</text:p>
          </table:table-cell>
          <table:table-cell table:number-columns-repeated="2" table:style-name="ce59"/>
          <table:table-cell table:style-name="ce60"/>
          <table:table-cell table:style-name="ce61"/>
          <table:table-cell office:value-type="float" office:value="252" table:style-name="ce62">
            <text:p>252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5">
            <text:p>Tombamento Cartão Marisa Itaucard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12" table:style-name="ce8">
            <text:p>12</text:p>
          </table:table-cell>
          <table:table-cell office:value-type="string" table:style-name="ce7">
            <text:p>=</text:p>
          </table:table-cell>
          <table:table-cell office:value-type="float" office:value="0" table:formula="of:=IF([.C12]&gt;120%;120%*[.E12];[.C12]*[.E12])" table:style-name="ce89">
            <text:p>0,00</text:p>
          </table:table-cell>
          <table:table-cell table:style-name="ce33"/>
          <table:table-cell office:value-type="string" table:number-columns-spanned="5" table:number-rows-spanned="1" table:style-name="ce103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94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">
            <text:p>Parcelamento de Fatura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=</text:p>
          </table:table-cell>
          <table:table-cell office:value-type="float" office:value="0" table:formula="of:=IF([.C13]&gt;120%;120%*[.E13];[.C13]*[.E13])" table:style-name="ce88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5">
            <text:p>Cartão Adicional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6" table:style-name="ce8">
            <text:p>6</text:p>
          </table:table-cell>
          <table:table-cell office:value-type="string" table:style-name="ce7">
            <text:p>=</text:p>
          </table:table-cell>
          <table:table-cell office:value-type="float" office:value="0" table:formula="of:=IF([.C14]&gt;120%;120%*[.E14];[.C14]*[.E14])" table:style-name="ce89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64">
            <text:p>Resultado PSF no mês</text:p>
          </table:table-cell>
          <table:table-cell table:number-columns-repeated="2" table:style-name="ce65"/>
          <table:table-cell table:style-name="ce66"/>
          <table:table-cell table:style-name="ce67"/>
          <table:table-cell office:value-type="float" office:value="0" table:formula="of:=SUM([.G7:.G14])" table:style-name="ce52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1">
          <table:table-cell/>
          <table:table-cell table:number-columns-repeated="7" table:style-name="ce33"/>
          <table:table-cell table:number-columns-repeated="5" table:style-name="ce68"/>
          <table:table-cell table:style-name="ce69"/>
          <table:table-cell table:number-columns-repeated="16370"/>
        </table:table-row>
        <table:table-row table:style-name="ro3">
          <table:table-cell table:number-columns-repeated="13" table:style-name="ce33"/>
          <table:table-cell table:number-columns-repeated="16371"/>
        </table:table-row>
        <table:table-row table:style-name="ro3">
          <table:table-cell table:number-columns-repeated="6" table:style-name="ce70"/>
          <table:table-cell table:number-columns-repeated="16378"/>
        </table:table-row>
        <table:table-row table:style-name="ro3">
          <table:table-cell table:style-name="ce70"/>
          <table:table-cell table:style-name="ce71"/>
          <table:table-cell table:style-name="ce72"/>
          <table:table-cell table:style-name="ce73"/>
          <table:table-cell table:number-columns-repeated="2" table:style-name="ce70"/>
          <table:table-cell table:number-columns-repeated="16378"/>
        </table:table-row>
        <table:table-row table:style-name="ro3">
          <table:table-cell table:style-name="ce70"/>
          <table:table-cell table:style-name="ce9"/>
          <table:table-cell table:style-name="ce10"/>
          <table:table-cell table:number-columns-repeated="3" table:style-name="ce70"/>
          <table:table-cell table:number-columns-repeated="16378"/>
        </table:table-row>
        <table:table-row table:number-rows-repeated="2" table:style-name="ro3">
          <table:table-cell table:number-columns-repeated="6" table:style-name="ce70"/>
          <table:table-cell table:number-columns-repeated="16378"/>
        </table:table-row>
        <table:table-row table:style-name="ro3">
          <table:table-cell table:number-columns-repeated="13" table:style-name="ce33"/>
          <table:table-cell table:number-columns-repeated="16371"/>
        </table:table-row>
        <table:table-row table:style-name="ro3">
          <table:table-cell table:style-name="ce33"/>
          <table:table-cell table:style-name="ce74"/>
          <table:table-cell table:number-columns-repeated="11" table:style-name="ce33"/>
          <table:table-cell table:number-columns-repeated="16371"/>
        </table:table-row>
        <table:table-row table:number-rows-repeated="8" table:style-name="ro3">
          <table:table-cell table:number-columns-repeated="13" table:style-name="ce33"/>
          <table:table-cell table:number-columns-repeated="16371"/>
        </table:table-row>
        <table:table-row table:number-rows-repeated="5"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number-columns-repeated="6" table:style-name="ce33"/>
          <table:table-cell table:style-name="ce33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5" table:style-name="ce33"/>
          <table:table-cell table:style-name="ce92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style-name="ce75"/>
          <table:table-cell table:number-columns-repeated="11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 table:style-name="ce78"/>
          <table:table-cell office:value-type="string" table:style-name="ce76">
            <text:p>Tabela % prêmio por atingimento</text:p>
          </table:table-cell>
          <table:table-cell table:number-columns-repeated="2" table:style-name="ce77"/>
          <table:table-cell table:number-columns-repeated="3" table:style-name="ce78"/>
          <table:table-cell table:style-name="ce78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5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string" table:style-name="ce79">
            <text:p>De</text:p>
          </table:table-cell>
          <table:table-cell office:value-type="string" table:style-name="ce79">
            <text:p>Até</text:p>
          </table:table-cell>
          <table:table-cell office:value-type="string" table:style-name="ce79">
            <text:p>% <text:s/>prêmio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83"/>
          <table:table-cell office:value-type="float" office:value="0" table:style-name="ce80">
            <text:p><text:s/>-<text:s text:c="3"/></text:p>
          </table:table-cell>
          <table:table-cell office:value-type="float" office:value="89.99" table:style-name="ce81">
            <text:p><text:s/>89,99<text:s/></text:p>
          </table:table-cell>
          <table:table-cell office:value-type="percentage" office:value="0" table:style-name="ce82">
            <text:p>0,00%</text:p>
          </table:table-cell>
          <table:table-cell table:number-columns-repeated="3" table:style-name="ce78"/>
          <table:table-cell table:number-columns-repeated="6" table:style-name="ce83"/>
          <table:table-cell table:style-name="ce96"/>
          <table:table-cell table:number-columns-repeated="16370" table:style-name="ce83"/>
        </table:table-row>
        <table:table-row table:style-name="ro3">
          <table:table-cell table:style-name="ce83"/>
          <table:table-cell office:value-type="float" office:value="90" table:style-name="ce81">
            <text:p><text:s/>90,00<text:s/></text:p>
          </table:table-cell>
          <table:table-cell office:value-type="float" office:value="94.99" table:style-name="ce81">
            <text:p><text:s/>94,99<text:s/></text:p>
          </table:table-cell>
          <table:table-cell office:value-type="percentage" office:value="0" table:style-name="ce82">
            <text:p>0,00%</text:p>
          </table:table-cell>
          <table:table-cell table:number-columns-repeated="3" table:style-name="ce78"/>
          <table:table-cell table:number-columns-repeated="6" table:style-name="ce83"/>
          <table:table-cell table:style-name="ce96"/>
          <table:table-cell table:number-columns-repeated="16370" table:style-name="ce83"/>
        </table:table-row>
        <table:table-row table:style-name="ro3">
          <table:table-cell table:style-name="ce78"/>
          <table:table-cell office:value-type="float" office:value="95" table:style-name="ce81">
            <text:p><text:s/>95,00<text:s/></text:p>
          </table:table-cell>
          <table:table-cell office:value-type="float" office:value="98" table:style-name="ce81">
            <text:p><text:s/>98,00<text:s/></text:p>
          </table:table-cell>
          <table:table-cell office:value-type="percentage" office:value="0.5" table:style-name="ce82">
            <text:p>50,00%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98.01" table:style-name="ce81">
            <text:p><text:s/>98,01<text:s/></text:p>
          </table:table-cell>
          <table:table-cell office:value-type="float" office:value="99.59" table:style-name="ce81">
            <text:p><text:s/>99,59<text:s/></text:p>
          </table:table-cell>
          <table:table-cell office:value-type="percentage" office:value="0.5" table:style-name="ce82">
            <text:p>50,00%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99.6" table:style-name="ce81">
            <text:p><text:s/>99,60<text:s/></text:p>
          </table:table-cell>
          <table:table-cell office:value-type="float" office:value="100.01" table:style-name="ce81">
            <text:p><text:s/>100,01<text:s/></text:p>
          </table:table-cell>
          <table:table-cell office:value-type="percentage" office:value="1" table:style-name="ce82">
            <text:p>100,00%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100.02" table:style-name="ce81">
            <text:p><text:s/>100,02<text:s/></text:p>
          </table:table-cell>
          <table:table-cell office:value-type="float" office:value="120" table:style-name="ce81">
            <text:p><text:s/>120,00<text:s/></text:p>
          </table:table-cell>
          <table:table-cell office:value-type="string" table:style-name="ce85">
            <text:p><text:s/>= ao % atingido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string" table:number-columns-spanned="2" table:number-rows-spanned="1" table:style-name="ce98">
            <text:p>a partir de 120%</text:p>
          </table:table-cell>
          <table:covered-table-cell/>
          <table:table-cell office:value-type="percentage" office:value="1.2" table:style-name="ce85">
            <text:p>120%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table:number-columns-repeated="3" table:style-name="ce78"/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table:number-columns-repeated="12" table:style-name="ce78"/>
          <table:table-cell table:style-name="ce95"/>
          <table:table-cell table:number-columns-repeated="16370" table:style-name="ce78"/>
        </table:table-row>
        <table:table-row table:number-rows-repeated="1048522" table:style-name="ro1">
          <table:table-cell table:number-columns-repeated="16384"/>
        </table:table-row>
      </table:table>
      <table:table table:name="MÊS_3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5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92"/>
        <table:table-column table:style-name="co14" table:default-cell-style-name="ce33"/>
        <table:table-column table:style-name="co15" table:default-cell-style-name="ce33"/>
        <table:table-column table:style-name="co16" table:number-columns-repeated="16368" table:default-cell-style-name="ce33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1">
            <text:p>Simulador Mensal 2016</text:p>
          </table:table-cell>
          <table:table-cell table:number-columns-repeated="3" table:style-name="ce32"/>
          <table:table-cell table:number-columns-repeated="3" table:style-name="ce33"/>
          <table:table-cell table:style-name="ce33">
            <draw:frame draw:z-index="6" draw:id="id21" draw:style-name="a89" draw:name="CaixaDeTexto 6" svg:x="3.44712in" svg:y="0.16667in" svg:width="2.60497in" svg:height="0.58616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style-name="ce33">
            <draw:custom-shape svg:x="0.04167in" svg:y="0.16667in" svg:width="2.375in" svg:height="0.8344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3" table:style-name="ce33"/>
          <table:table-cell table:style-name="ce92"/>
          <table:table-cell table:number-columns-repeated="16370"/>
        </table:table-row>
        <table:table-row table:style-name="ro2">
          <table:table-cell/>
          <table:table-cell office:value-type="string" table:style-name="ce34">
            <text:p>LÍDER DE VENDAS EM PDV</text:p>
            <draw:frame draw:z-index="2" draw:id="id17" draw:style-name="a72" draw:name="CaixaDeTexto 2" svg:x="2.51042in" svg:y="0.14662in" svg:width="2.46875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  <draw:custom-shape svg:x="2.5in" svg:y="0.16667in" svg:width="2.51042in" svg:height="0.812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33"/>
          <table:table-cell table:style-name="ce9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5">
            <text:p>Simulador do RESULTADO ÚNICO DE PSF</text:p>
          </table:table-cell>
          <table:table-cell table:number-columns-repeated="6" table:style-name="ce33"/>
          <table:table-cell office:value-type="string" table:style-name="ce35">
            <text:p>Simulador de Vendas e PSF</text:p>
          </table:table-cell>
          <table:table-cell table:number-columns-repeated="4" table:style-name="ce33"/>
          <table:table-cell table:style-name="ce92"/>
          <table:table-cell table:number-columns-repeated="16370"/>
        </table:table-row>
        <table:table-row table:style-name="ro4">
          <table:table-cell/>
          <table:table-cell office:value-type="string" table:style-name="ce36">
            <text:p><text:s/>Indicador</text:p>
          </table:table-cell>
          <table:table-cell office:value-type="string" table:number-columns-spanned="2" table:number-rows-spanned="1" table:style-name="ce144">
            <text:p>Resultado no mês</text:p>
          </table:table-cell>
          <table:covered-table-cell/>
          <table:table-cell office:value-type="string" table:style-name="ce37">
            <text:p>Pesos</text:p>
          </table:table-cell>
          <table:table-cell office:value-type="string" table:number-columns-spanned="2" table:number-rows-spanned="1" table:style-name="ce145">
            <text:p>Cálculo do Resultado</text:p>
          </table:table-cell>
          <table:covered-table-cell/>
          <table:table-cell table:style-name="ce33"/>
          <table:table-cell office:value-type="string" table:style-name="ce36">
            <text:p>Indicador</text:p>
          </table:table-cell>
          <table:table-cell office:value-type="string" table:style-name="ce38">
            <text:p>Pesos</text:p>
          </table:table-cell>
          <table:table-cell office:value-type="string" table:number-columns-spanned="2" table:number-rows-spanned="1" table:style-name="ce146">
            <text:p>Resultados</text:p>
          </table:table-cell>
          <table:covered-table-cell/>
          <table:table-cell table:style-name="ce36"/>
          <table:table-cell office:value-type="string" table:style-name="ce93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">
            <text:p>Ativação Cartão Marisa PL e Itaú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=</text:p>
          </table:table-cell>
          <table:table-cell office:value-type="float" office:value="0" table:formula="of:=IF([.C7]&gt;120%;120%*[.E7];[.C7]*[.E7])" table:style-name="ce88">
            <text:p>0,00</text:p>
          </table:table-cell>
          <table:table-cell table:style-name="ce33"/>
          <table:table-cell office:value-type="string" table:style-name="ce39">
            <text:p>Vendas Varejo</text:p>
          </table:table-cell>
          <table:table-cell office:value-type="percentage" office:value="0.35" table:style-name="ce40">
            <text:p>35%</text:p>
          </table:table-cell>
          <table:table-cell office:value-type="string" table:style-name="ce41">
            <text:p>x</text:p>
          </table:table-cell>
          <table:table-cell office:value-type="float" office:value="0" table:style-name="ce97">
            <text:p>0,00</text:p>
          </table:table-cell>
          <table:table-cell office:value-type="string" table:style-name="ce42">
            <text:p>=</text:p>
          </table:table-cell>
          <table:table-cell office:value-type="float" office:value="0" table:formula="of:=+[.J7]*[.L7]" table:style-name="ce86">
            <text:p>0,00</text:p>
            <draw:custom-shape svg:width="1.05142in" svg:height="1.4072in" draw:z-index="3" draw:id="id18" draw:style-name="a75" draw:transform="translate(-0.52571in -0.7036in) rotate(-1.5708) translate(1.62973in 0.74446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5">
            <text:p>Participação do cartão %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20" table:style-name="ce8">
            <text:p>20</text:p>
          </table:table-cell>
          <table:table-cell office:value-type="string" table:style-name="ce7">
            <text:p>=</text:p>
          </table:table-cell>
          <table:table-cell office:value-type="float" office:value="0" table:formula="of:=IF([.C8]&gt;120%;120%*[.E8];[.C8]*[.E8])" table:style-name="ce89">
            <text:p>0,00</text:p>
          </table:table-cell>
          <table:table-cell table:style-name="ce33"/>
          <table:table-cell office:value-type="string" table:style-name="ce43">
            <text:p><text:s/>PSF</text:p>
          </table:table-cell>
          <table:table-cell office:value-type="percentage" office:value="0.65" table:style-name="ce44">
            <text:p>65%</text:p>
          </table:table-cell>
          <table:table-cell office:value-type="string" table:style-name="ce45">
            <text:p>x</text:p>
          </table:table-cell>
          <table:table-cell office:value-type="float" office:value="0" table:formula="of:=+[.G15]" table:style-name="ce46">
            <text:p>0,00</text:p>
          </table:table-cell>
          <table:table-cell office:value-type="string" table:style-name="ce47">
            <text:p>=</text:p>
          </table:table-cell>
          <table:table-cell office:value-type="float" office:value="0" table:formula="of:=+[.J8]*[.L8]" table:style-name="ce87">
            <text:p>0,00</text:p>
          </table:table-cell>
          <table:table-cell table:style-name="ce33">
            <draw:frame draw:z-index="4" draw:id="id19" draw:style-name="a80" draw:name="CaixaDeTexto 4" svg:x="0.17708in" svg:y="0.03125in" svg:width="1.03125in" svg:height="1.38355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">
            <text:p>Vendas com Juros PL e Itaú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=</text:p>
          </table:table-cell>
          <table:table-cell office:value-type="float" office:value="0" table:formula="of:=IF([.C9]&gt;120%;120%*[.E9];[.C9]*[.E9])" table:style-name="ce88">
            <text:p>0,00</text:p>
          </table:table-cell>
          <table:table-cell table:style-name="ce33"/>
          <table:table-cell office:value-type="string" table:style-name="ce48">
            <text:p>Resultado para cálculo</text:p>
          </table:table-cell>
          <table:table-cell table:number-columns-repeated="2" table:style-name="ce49"/>
          <table:table-cell table:style-name="ce50"/>
          <table:table-cell table:style-name="ce51"/>
          <table:table-cell office:value-type="float" office:value="0" table:formula="of:=SUM([.N7:.N8])" table:style-name="ce52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5">
            <text:p>Empréstimo Pessoal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15" table:style-name="ce8">
            <text:p>15</text:p>
          </table:table-cell>
          <table:table-cell office:value-type="string" table:style-name="ce7">
            <text:p>=</text:p>
          </table:table-cell>
          <table:table-cell office:value-type="float" office:value="0" table:formula="of:=IF([.C10]&gt;120%;120%*[.E10];[.C10]*[.E10])" table:style-name="ce89">
            <text:p>0,00</text:p>
          </table:table-cell>
          <table:table-cell table:style-name="ce33"/>
          <table:table-cell office:value-type="string" table:style-name="ce53">
            <text:p>Percentual a considerar na escala de % de atingimento</text:p>
          </table:table-cell>
          <table:table-cell table:number-columns-repeated="2" table:style-name="ce54"/>
          <table:table-cell table:style-name="ce55"/>
          <table:table-cell table:style-name="ce56"/>
          <table:table-cell office:value-type="percentage" office:value="0" table:formula="of:=IF([.N9]&gt;120;120%;IF([.N9]&gt;100;[.N9]/100;VLOOKUP([.N9];[.$B$46:.$D$50];3;TRUE)))" table:style-name="ce57">
            <text:p>0,00%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">
            <text:p>Compra Certa e Compra Tranquila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=</text:p>
          </table:table-cell>
          <table:table-cell office:value-type="float" office:value="0" table:formula="of:=IF([.C11]&gt;120%;120%*[.E11];[.C11]*[.E11])" table:style-name="ce88">
            <text:p>0,00</text:p>
          </table:table-cell>
          <table:table-cell table:style-name="ce33"/>
          <table:table-cell office:value-type="string" table:style-name="ce58">
            <text:p>Valor em 100% de atingimento ponderado da meta</text:p>
          </table:table-cell>
          <table:table-cell table:number-columns-repeated="2" table:style-name="ce59"/>
          <table:table-cell table:style-name="ce60"/>
          <table:table-cell table:style-name="ce61"/>
          <table:table-cell office:value-type="float" office:value="252" table:style-name="ce62">
            <text:p>252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5">
            <text:p>Tombamento Cartão Marisa Itaucard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12" table:style-name="ce8">
            <text:p>12</text:p>
          </table:table-cell>
          <table:table-cell office:value-type="string" table:style-name="ce7">
            <text:p>=</text:p>
          </table:table-cell>
          <table:table-cell office:value-type="float" office:value="0" table:formula="of:=IF([.C12]&gt;120%;120%*[.E12];[.C12]*[.E12])" table:style-name="ce89">
            <text:p>0,00</text:p>
          </table:table-cell>
          <table:table-cell table:style-name="ce33"/>
          <table:table-cell office:value-type="string" table:number-columns-spanned="5" table:number-rows-spanned="1" table:style-name="ce103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94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">
            <text:p>Parcelamento de Fatura</text:p>
          </table:table-cell>
          <table:table-cell office:value-type="percentage" office:value="0" table:style-name="ce2">
            <text:p>0,00%</text:p>
          </table:table-cell>
          <table:table-cell office:value-type="string" table:style-name="ce3">
            <text:p>x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=</text:p>
          </table:table-cell>
          <table:table-cell office:value-type="float" office:value="0" table:formula="of:=IF([.C13]&gt;120%;120%*[.E13];[.C13]*[.E13])" table:style-name="ce88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5">
            <text:p>Cartão Adicional</text:p>
          </table:table-cell>
          <table:table-cell office:value-type="percentage" office:value="0" table:style-name="ce6">
            <text:p>0,00%</text:p>
          </table:table-cell>
          <table:table-cell office:value-type="string" table:style-name="ce7">
            <text:p>x</text:p>
          </table:table-cell>
          <table:table-cell office:value-type="float" office:value="6" table:style-name="ce8">
            <text:p>6</text:p>
          </table:table-cell>
          <table:table-cell office:value-type="string" table:style-name="ce7">
            <text:p>=</text:p>
          </table:table-cell>
          <table:table-cell office:value-type="float" office:value="0" table:formula="of:=IF([.C14]&gt;120%;120%*[.E14];[.C14]*[.E14])" table:style-name="ce89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64">
            <text:p>Resultado PSF no mês</text:p>
          </table:table-cell>
          <table:table-cell table:number-columns-repeated="2" table:style-name="ce65"/>
          <table:table-cell table:style-name="ce66"/>
          <table:table-cell table:style-name="ce67"/>
          <table:table-cell office:value-type="float" office:value="0" table:formula="of:=SUM([.G7:.G14])" table:style-name="ce52">
            <text:p>0,00</text:p>
          </table:table-cell>
          <table:table-cell table:style-name="ce33"/>
          <table:table-cell table:number-columns-repeated="5" table:style-name="ce63"/>
          <table:table-cell table:style-name="ce69"/>
          <table:table-cell table:number-columns-repeated="16370"/>
        </table:table-row>
        <table:table-row table:style-name="ro1">
          <table:table-cell/>
          <table:table-cell table:number-columns-repeated="7" table:style-name="ce33"/>
          <table:table-cell table:number-columns-repeated="5" table:style-name="ce68"/>
          <table:table-cell table:style-name="ce69"/>
          <table:table-cell table:number-columns-repeated="16370"/>
        </table:table-row>
        <table:table-row table:style-name="ro3">
          <table:table-cell table:number-columns-repeated="13" table:style-name="ce33"/>
          <table:table-cell table:number-columns-repeated="16371"/>
        </table:table-row>
        <table:table-row table:style-name="ro3">
          <table:table-cell table:number-columns-repeated="6" table:style-name="ce70"/>
          <table:table-cell table:number-columns-repeated="16378"/>
        </table:table-row>
        <table:table-row table:style-name="ro3">
          <table:table-cell table:style-name="ce70"/>
          <table:table-cell table:style-name="ce71"/>
          <table:table-cell table:style-name="ce72"/>
          <table:table-cell table:style-name="ce73"/>
          <table:table-cell table:number-columns-repeated="2" table:style-name="ce70"/>
          <table:table-cell table:number-columns-repeated="16378"/>
        </table:table-row>
        <table:table-row table:style-name="ro3">
          <table:table-cell table:style-name="ce70"/>
          <table:table-cell table:style-name="ce9"/>
          <table:table-cell table:style-name="ce10"/>
          <table:table-cell table:number-columns-repeated="3" table:style-name="ce70"/>
          <table:table-cell table:number-columns-repeated="16378"/>
        </table:table-row>
        <table:table-row table:number-rows-repeated="2" table:style-name="ro3">
          <table:table-cell table:number-columns-repeated="6" table:style-name="ce70"/>
          <table:table-cell table:number-columns-repeated="16378"/>
        </table:table-row>
        <table:table-row table:style-name="ro3">
          <table:table-cell table:number-columns-repeated="13" table:style-name="ce33"/>
          <table:table-cell table:number-columns-repeated="16371"/>
        </table:table-row>
        <table:table-row table:style-name="ro3">
          <table:table-cell table:style-name="ce33"/>
          <table:table-cell table:style-name="ce74"/>
          <table:table-cell table:number-columns-repeated="11" table:style-name="ce33"/>
          <table:table-cell table:number-columns-repeated="16371"/>
        </table:table-row>
        <table:table-row table:number-rows-repeated="8" table:style-name="ro3">
          <table:table-cell table:number-columns-repeated="13" table:style-name="ce33"/>
          <table:table-cell table:number-columns-repeated="16371"/>
        </table:table-row>
        <table:table-row table:number-rows-repeated="5"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number-columns-repeated="6" table:style-name="ce33"/>
          <table:table-cell table:style-name="ce33">
            <draw:frame draw:z-index="7" draw:id="id22" draw:style-name="a92" draw:name="CaixaDeTexto 7" svg:x="0.0625in" svg:y="0.0625in" svg:width="3.77083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5" table:style-name="ce33"/>
          <table:table-cell table:style-name="ce92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style-name="ce75"/>
          <table:table-cell table:number-columns-repeated="11" table:style-name="ce33"/>
          <table:table-cell table:style-name="ce92"/>
          <table:table-cell table:number-columns-repeated="16370"/>
        </table:table-row>
        <table:table-row table:style-name="ro3">
          <table:table-cell/>
          <table:table-cell table:number-columns-repeated="12" table:style-name="ce33"/>
          <table:table-cell table:style-name="ce92"/>
          <table:table-cell table:number-columns-repeated="16370"/>
        </table:table-row>
        <table:table-row table:style-name="ro3">
          <table:table-cell table:style-name="ce78"/>
          <table:table-cell office:value-type="string" table:style-name="ce76">
            <text:p>Tabela % prêmio por atingimento</text:p>
          </table:table-cell>
          <table:table-cell table:number-columns-repeated="2" table:style-name="ce77"/>
          <table:table-cell table:number-columns-repeated="3" table:style-name="ce78"/>
          <table:table-cell table:style-name="ce78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5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string" table:style-name="ce79">
            <text:p>De</text:p>
          </table:table-cell>
          <table:table-cell office:value-type="string" table:style-name="ce79">
            <text:p>Até</text:p>
          </table:table-cell>
          <table:table-cell office:value-type="string" table:style-name="ce79">
            <text:p>% <text:s/>prêmio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83"/>
          <table:table-cell office:value-type="float" office:value="0" table:style-name="ce80">
            <text:p><text:s/>-<text:s text:c="3"/></text:p>
          </table:table-cell>
          <table:table-cell office:value-type="float" office:value="89.99" table:style-name="ce81">
            <text:p><text:s/>89,99<text:s/></text:p>
          </table:table-cell>
          <table:table-cell office:value-type="percentage" office:value="0" table:style-name="ce82">
            <text:p>0,00%</text:p>
          </table:table-cell>
          <table:table-cell table:number-columns-repeated="3" table:style-name="ce78"/>
          <table:table-cell table:number-columns-repeated="6" table:style-name="ce83"/>
          <table:table-cell table:style-name="ce96"/>
          <table:table-cell table:number-columns-repeated="16370" table:style-name="ce83"/>
        </table:table-row>
        <table:table-row table:style-name="ro3">
          <table:table-cell table:style-name="ce83"/>
          <table:table-cell office:value-type="float" office:value="90" table:style-name="ce81">
            <text:p><text:s/>90,00<text:s/></text:p>
          </table:table-cell>
          <table:table-cell office:value-type="float" office:value="94.99" table:style-name="ce81">
            <text:p><text:s/>94,99<text:s/></text:p>
          </table:table-cell>
          <table:table-cell office:value-type="percentage" office:value="0" table:style-name="ce82">
            <text:p>0,00%</text:p>
          </table:table-cell>
          <table:table-cell table:number-columns-repeated="3" table:style-name="ce78"/>
          <table:table-cell table:number-columns-repeated="6" table:style-name="ce83"/>
          <table:table-cell table:style-name="ce96"/>
          <table:table-cell table:number-columns-repeated="16370" table:style-name="ce83"/>
        </table:table-row>
        <table:table-row table:style-name="ro3">
          <table:table-cell table:style-name="ce78"/>
          <table:table-cell office:value-type="float" office:value="95" table:style-name="ce81">
            <text:p><text:s/>95,00<text:s/></text:p>
          </table:table-cell>
          <table:table-cell office:value-type="float" office:value="98" table:style-name="ce81">
            <text:p><text:s/>98,00<text:s/></text:p>
          </table:table-cell>
          <table:table-cell office:value-type="percentage" office:value="0.5" table:style-name="ce82">
            <text:p>50,00%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98.01" table:style-name="ce81">
            <text:p><text:s/>98,01<text:s/></text:p>
          </table:table-cell>
          <table:table-cell office:value-type="float" office:value="99.59" table:style-name="ce81">
            <text:p><text:s/>99,59<text:s/></text:p>
          </table:table-cell>
          <table:table-cell office:value-type="percentage" office:value="0.5" table:style-name="ce82">
            <text:p>50,00%</text:p>
          </table:table-cell>
          <table:table-cell table:number-columns-repeated="9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99.6" table:style-name="ce81">
            <text:p><text:s/>99,60<text:s/></text:p>
          </table:table-cell>
          <table:table-cell office:value-type="float" office:value="100.01" table:style-name="ce81">
            <text:p><text:s/>100,01<text:s/></text:p>
          </table:table-cell>
          <table:table-cell office:value-type="percentage" office:value="1" table:style-name="ce82">
            <text:p>100,00%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float" office:value="100.02" table:style-name="ce81">
            <text:p><text:s/>100,02<text:s/></text:p>
          </table:table-cell>
          <table:table-cell office:value-type="float" office:value="120" table:style-name="ce81">
            <text:p><text:s/>120,00<text:s/></text:p>
          </table:table-cell>
          <table:table-cell office:value-type="string" table:style-name="ce85">
            <text:p><text:s/>= ao % atingido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office:value-type="string" table:number-columns-spanned="2" table:number-rows-spanned="1" table:style-name="ce98">
            <text:p>a partir de 120%</text:p>
          </table:table-cell>
          <table:covered-table-cell/>
          <table:table-cell office:value-type="percentage" office:value="1.2" table:style-name="ce85">
            <text:p>120%</text:p>
          </table:table-cell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table:number-columns-repeated="3" table:style-name="ce78"/>
          <table:table-cell table:style-name="ce84"/>
          <table:table-cell table:number-columns-repeated="8" table:style-name="ce78"/>
          <table:table-cell table:style-name="ce95"/>
          <table:table-cell table:number-columns-repeated="16370" table:style-name="ce78"/>
        </table:table-row>
        <table:table-row table:style-name="ro3">
          <table:table-cell table:style-name="ce78"/>
          <table:table-cell table:number-columns-repeated="12" table:style-name="ce78"/>
          <table:table-cell table:style-name="ce95"/>
          <table:table-cell table:number-columns-repeated="16370" table:style-name="ce78"/>
        </table:table-row>
        <table:table-row table:number-rows-repeated="1048522" table:style-name="ro1">
          <table:table-cell table:number-columns-repeated="16384"/>
        </table:table-row>
      </table:table>
      <table:table table:name="CAL_PPR_TRIMESTRAL" table:style-name="ta1"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default-cell-style-name="ce11"/>
        <table:table-column table:style-name="co21" table:default-cell-style-name="ce11"/>
        <table:table-column table:style-name="co22" table:number-columns-repeated="16378" table:default-cell-style-name="ce11"/>
        <table:table-row table:style-name="ro7">
          <table:table-cell/>
          <table:table-cell table:number-columns-repeated="16383" table:style-name="ce11"/>
        </table:table-row>
        <table:table-row table:style-name="ro8">
          <table:table-cell/>
          <table:table-cell office:value-type="string" table:number-columns-spanned="5" table:number-rows-spanned="1" table:style-name="ce148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/>
          <table:table-cell office:value-type="string" table:number-columns-spanned="5" table:number-rows-spanned="1" table:style-name="ce147">
            <text:p>LÍDER DE VENDAS EM PDV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table:number-columns-repeated="16383" table:style-name="ce11"/>
        </table:table-row>
        <table:table-row table:style-name="ro10">
          <table:table-cell/>
          <table:table-cell office:value-type="string" table:number-columns-spanned="5" table:number-rows-spanned="1" table:style-name="ce152">
            <text:p>Resultado Cálcul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14"/>
          <table:table-cell office:value-type="string" table:style-name="ce12">
            <text:p>Mês 1<text:s/></text:p>
          </table:table-cell>
          <table:table-cell office:value-type="string" table:style-name="ce13">
            <text:p>Mês 2</text:p>
          </table:table-cell>
          <table:table-cell office:value-type="string" table:style-name="ce13">
            <text:p>Mês 3</text:p>
          </table:table-cell>
          <table:table-cell office:value-type="string" table:number-columns-spanned="2" table:number-rows-spanned="1" table:style-name="ce141">
            <text:p>Valor - Trimestre (em $)<text:s/></text:p>
          </table:table-cell>
          <table:covered-table-cell/>
          <table:table-cell table:number-columns-repeated="16378" table:style-name="ce14"/>
        </table:table-row>
        <table:table-row table:style-name="ro9">
          <table:table-cell/>
          <table:table-cell office:value-type="float" office:value="0" table:formula="of:=[MÊS_1.N12]" table:style-name="ce15">
            <text:p>0,00</text:p>
          </table:table-cell>
          <table:table-cell office:value-type="float" office:value="0" table:formula="of:=[MÊS_2.N12]" table:style-name="ce16">
            <text:p>0,00</text:p>
          </table:table-cell>
          <table:table-cell office:value-type="float" office:value="0" table:formula="of:=[MÊS_3.N12]" table:style-name="ce16">
            <text:p>0,00</text:p>
          </table:table-cell>
          <table:table-cell office:value-type="float" office:value="0" table:formula="of:=SUM([.B7:.D7])" table:number-columns-spanned="2" table:number-rows-spanned="1" table:style-name="ce136">
            <text:p>0,00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number-columns-repeated="5" table:style-name="ce17"/>
          <table:table-cell table:number-columns-repeated="16378"/>
        </table:table-row>
        <table:table-row table:style-name="ro11">
          <table:table-cell/>
          <table:table-cell table:number-columns-repeated="4" table:style-name="ce18"/>
          <table:table-cell table:number-columns-repeated="16379" table:style-name="ce11"/>
        </table:table-row>
        <table:table-row table:style-name="ro9">
          <table:table-cell/>
          <table:table-cell office:value-type="string" table:number-columns-spanned="5" table:number-rows-spanned="1" table:style-name="ce151">
            <text:p>Resultado da Meta Trimestral -<text:s/><text:span text:style-name="T1">PARTICIPAÇÃO DO CARTÃO</text:span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/>
          <table:table-cell office:value-type="string" table:number-columns-spanned="3" table:number-rows-spanned="1" table:style-name="ce149">
            <text:p>Atingimento Mensal</text:p>
          </table:table-cell>
          <table:covered-table-cell table:number-columns-repeated="2"/>
          <table:table-cell office:value-type="string" table:number-columns-spanned="1" table:number-rows-spanned="2" table:style-name="ce140">
            <text:p>ATINGIMENTO TRIMESTRE</text:p>
          </table:table-cell>
          <table:table-cell office:value-type="string" table:number-columns-spanned="1" table:number-rows-spanned="2" table:style-name="ce150">
            <text:p>ADICIONAL 15%?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9">
            <text:p>Mês 1<text:s/></text:p>
          </table:table-cell>
          <table:table-cell office:value-type="string" table:style-name="ce20">
            <text:p>Mês 2</text:p>
          </table:table-cell>
          <table:table-cell office:value-type="string" table:style-name="ce20">
            <text:p>Mês 3</text:p>
          </table:table-cell>
          <table:covered-table-cell/>
          <table:covered-table-cell/>
          <table:table-cell table:number-columns-repeated="16378" table:style-name="ce21"/>
        </table:table-row>
        <table:table-row table:style-name="ro12">
          <table:table-cell/>
          <table:table-cell office:value-type="percentage" office:value="0" table:formula="of:=[MÊS_1.C8]" table:style-name="ce22">
            <text:p>0,00%</text:p>
          </table:table-cell>
          <table:table-cell office:value-type="percentage" office:value="0" table:formula="of:=[MÊS_2.C8]" table:style-name="ce23">
            <text:p>0,00%</text:p>
          </table:table-cell>
          <table:table-cell office:value-type="percentage" office:value="0" table:formula="of:=[MÊS_3.C8]" table:style-name="ce23">
            <text:p>0,00%</text:p>
          </table:table-cell>
          <table:table-cell office:value-type="percentage" office:value="0" table:formula="of:=AVERAGE([.B13:.D13])" table:style-name="ce23">
            <text:p>0,00%</text:p>
          </table:table-cell>
          <table:table-cell office:value-type="string" office:string-value="NÃO" table:formula="of:=IF([.E13]&gt;=100%;&quot;SIM&quot;;&quot;NÃO&quot;)" table:style-name="ce154">
            <text:p>NÃO</text:p>
          </table:table-cell>
          <table:table-cell table:number-columns-repeated="16378"/>
        </table:table-row>
        <table:table-row table:style-name="ro12">
          <table:table-cell/>
          <table:table-cell table:number-columns-repeated="4" table:style-name="ce25"/>
          <table:table-cell table:style-name="ce155">
            <draw:custom-shape svg:x="0.04018in" svg:y="0.06101in" svg:width="1.93899in" svg:height="1.43899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- Só é habilitado</text:span><text:span text:style-name="a97" text:class-names=""><text:s text:c="1"/>se a Dinâmica trimestral da Participação do Cartão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8"/>
        </table:table-row>
        <table:table-row table:style-name="ro9">
          <table:table-cell/>
          <table:table-cell table:number-columns-repeated="16383" table:style-name="ce11"/>
        </table:table-row>
        <table:table-row table:style-name="ro13">
          <table:table-cell table:style-name="ce21"/>
          <table:table-cell table:style-name="ce21"/>
          <table:table-cell office:value-type="string" table:number-columns-spanned="3" table:number-rows-spanned="1" table:style-name="ce151">
            <text:p>Resultado da Meta Trimestral -<text:s/><text:span text:style-name="T1">ATIVAÇÃO DO CARTÃO</text:span></text:p>
          </table:table-cell>
          <table:covered-table-cell table:number-columns-repeated="2"/>
          <table:table-cell table:style-name="ce27"/>
          <table:table-cell table:number-columns-repeated="16378" table:style-name="ce21"/>
        </table:table-row>
        <table:table-row table:style-name="ro14">
          <table:table-cell/>
          <table:table-cell table:style-name="ce11"/>
          <table:table-cell office:value-type="string" table:number-columns-spanned="1" table:number-rows-spanned="2" table:style-name="ce119">
            <text:p>Fez a Meta da Participação do Cartão?</text:p>
          </table:table-cell>
          <table:table-cell office:value-type="string" table:number-columns-spanned="2" table:number-rows-spanned="2" table:style-name="ce141">
            <text:p>ATINGIMENTO TRIMESTRE DE ATIVAÇÃO</text:p>
          </table:table-cell>
          <table:covered-table-cell/>
          <table:table-cell table:style-name="ce28"/>
          <table:table-cell table:number-columns-repeated="16378"/>
        </table:table-row>
        <table:table-row table:style-name="ro2">
          <table:table-cell/>
          <table:table-cell table:style-name="ce11"/>
          <table:covered-table-cell/>
          <table:covered-table-cell/>
          <table:covered-table-cell/>
          <table:table-cell table:style-name="ce28"/>
          <table:table-cell table:number-columns-repeated="16378"/>
        </table:table-row>
        <table:table-row table:style-name="ro9">
          <table:table-cell/>
          <table:table-cell table:style-name="ce11"/>
          <table:table-cell office:value-type="string" office:string-value="NÃO" table:formula="of:=IF([.F13]=&quot;SIM&quot;;&quot;SIM&quot;;&quot;NÃO&quot;)" table:style-name="ce157">
            <text:p>NÃO</text:p>
          </table:table-cell>
          <table:table-cell office:value-type="percentage" office:value="0" table:number-columns-spanned="2" table:number-rows-spanned="1" table:style-name="ce105">
            <text:p>0,00%</text:p>
          </table:table-cell>
          <table:covered-table-cell/>
          <table:table-cell table:style-name="ce28"/>
          <table:table-cell table:number-columns-repeated="16378"/>
        </table:table-row>
        <table:table-row table:style-name="ro2">
          <table:table-cell/>
          <table:table-cell table:style-name="ce156"/>
          <table:table-cell table:style-name="ce25">
            <draw:custom-shape svg:x="1.04762in" svg:y="0.07143in" svg:width="2.70238in" svg:height="0.76191in" draw:z-index="2" draw:id="id25" draw:style-name="a112" draw:name="Texto explicativo em seta para cima 3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Meta de Ativação do Cartão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2" table:style-name="ce25"/>
          <table:table-cell table:style-name="ce28"/>
          <table:table-cell table:number-columns-repeated="16378"/>
        </table:table-row>
        <table:table-row table:number-rows-repeated="3" table:style-name="ro2">
          <table:table-cell/>
          <table:table-cell table:style-name="ce156"/>
          <table:table-cell table:number-columns-repeated="3" table:style-name="ce25"/>
          <table:table-cell table:style-name="ce28"/>
          <table:table-cell table:number-columns-repeated="16378"/>
        </table:table-row>
        <table:table-row table:style-name="ro9">
          <table:table-cell/>
          <table:table-cell table:style-name="ce156"/>
          <table:table-cell table:number-columns-repeated="3" table:style-name="ce25"/>
          <table:table-cell table:style-name="ce28"/>
          <table:table-cell table:number-columns-repeated="16378"/>
        </table:table-row>
        <table:table-row table:style-name="ro10">
          <table:table-cell/>
          <table:table-cell table:style-name="ce11"/>
          <table:table-cell office:value-type="string" table:number-columns-spanned="3" table:number-rows-spanned="1" table:style-name="ce153">
            <text:p>CÁLCULO FINAL</text:p>
          </table:table-cell>
          <table:covered-table-cell table:number-columns-repeated="2"/>
          <table:table-cell table:number-columns-repeated="16379" table:style-name="ce11"/>
        </table:table-row>
        <table:table-row table:style-name="ro15">
          <table:table-cell/>
          <table:table-cell table:style-name="ce11"/>
          <table:table-cell office:value-type="string" table:number-columns-spanned="2" table:number-rows-spanned="1" table:style-name="ce108">
            <text:p>Valor Calc. Trimestre (em $)</text:p>
          </table:table-cell>
          <table:covered-table-cell/>
          <table:table-cell office:value-type="float" office:value="0" table:formula="of:=[.E7]" table:style-name="ce29">
            <text:p>0,00</text:p>
          </table:table-cell>
          <table:table-cell table:number-columns-repeated="16379" table:style-name="ce11"/>
        </table:table-row>
        <table:table-row table:style-name="ro15">
          <table:table-cell/>
          <table:table-cell table:style-name="ce11"/>
          <table:table-cell office:value-type="string" table:number-columns-spanned="2" table:number-rows-spanned="1" table:style-name="ce108">
            <text:p>Adicional Din. Vendas</text:p>
          </table:table-cell>
          <table:covered-table-cell/>
          <table:table-cell office:value-type="float" office:value="0" table:formula="of:=IF([.F13]=&quot;SIM&quot;;[.E7]*15%;0%)" table:style-name="ce30">
            <text:p>0,00</text:p>
          </table:table-cell>
          <table:table-cell table:number-columns-repeated="16379" table:style-name="ce11"/>
        </table:table-row>
        <table:table-row table:style-name="ro15">
          <table:table-cell/>
          <table:table-cell table:style-name="ce11"/>
          <table:table-cell office:value-type="string" table:number-columns-spanned="2" table:number-rows-spanned="1" table:style-name="ce108">
            <text:p>Adicional Ativação do Cartão</text:p>
          </table:table-cell>
          <table:covered-table-cell/>
          <table:table-cell office:value-type="boolean" office:boolean-value="false" table:formula="of:=IF([.C19]=&quot;SIM&quot;;IF([.D19]&gt;=100%;[.E7]*10%;0))" table:style-name="ce30">
            <text:p>FALSO</text:p>
          </table:table-cell>
          <table:table-cell table:number-columns-repeated="16379" table:style-name="ce11"/>
        </table:table-row>
        <table:table-row table:style-name="ro16">
          <table:table-cell/>
          <table:table-cell table:style-name="ce11"/>
          <table:table-cell office:value-type="string" table:number-columns-spanned="2" table:number-rows-spanned="1" table:style-name="ce106">
            <text:p>TOTAL A PAGAR</text:p>
          </table:table-cell>
          <table:covered-table-cell/>
          <table:table-cell office:value-type="currency" office:value="0" table:formula="of:=SUM([.E26:.E28])" table:style-name="ce91">
            <text:p><text:s/>R$ -<text:s text:c="3"/></text:p>
          </table:table-cell>
          <table:table-cell table:number-columns-repeated="16379" table:style-name="ce1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24T19:41:16Z</dc:date>
  </office:meta>
</office:document-meta>
</file>